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TREATY HISTORY AND LEGAL PRECEDENTS</text:p>
      <text:p text:style-name="Preformatted_20_Text"/>
      <text:p text:style-name="Preformatted_20_Text">Historical Foundations for World Constitution</text:p>
      <text:p text:style-name="Preformatted_20_Text"/>
      <text:p text:style-name="Preformatted_20_Text">---</text:p>
      <text:p text:style-name="Preformatted_20_Text"/>
      <text:p text:style-name="Preformatted_20_Text">ANCIENT TREATIES (BEFORE 1200 CE)</text:p>
      <text:p text:style-name="Preformatted_20_Text"/>
      <text:p text:style-name="Preformatted_20_Text">c. 1259 BCE: Egyptian-Hittite Peace Treaty</text:p>
      <text:p text:style-name="Preformatted_20_Text">- The oldest known peace treaty between great powers</text:p>
      <text:p text:style-name="Preformatted_20_Text">- Established principles of mutual respect and boundary recognition</text:p>
      <text:p text:style-name="Preformatted_20_Text">- Created mechanisms for dispute resolution</text:p>
      <text:p text:style-name="Preformatted_20_Text">- Foundation for modern diplomatic treaty-making</text:p>
      <text:p text:style-name="Preformatted_20_Text"/>
      <text:p text:style-name="Preformatted_20_Text">c. 493 BCE: Foedus Cassianum</text:p>
      <text:p text:style-name="Preformatted_20_Text">- Early treaty between Rome and Italian allies</text:p>
      <text:p text:style-name="Preformatted_20_Text">- Established principles of cooperative governance</text:p>
      <text:p text:style-name="Preformatted_20_Text">- Created shared defense and economic cooperation</text:p>
      <text:p text:style-name="Preformatted_20_Text">- Model for regional integration arrangements</text:p>
      <text:p text:style-name="Preformatted_20_Text"/>
      <text:p text:style-name="Preformatted_20_Text"><text:soft-page-break/>445 BCE: Thirty Years Peace</text:p>
      <text:p text:style-name="Preformatted_20_Text">- Treaty ending hostilities between Athens and Sparta</text:p>
      <text:p text:style-name="Preformatted_20_Text">- Established balance of power principles</text:p>
      <text:p text:style-name="Preformatted_20_Text">- Created mechanisms for conflict resolution</text:p>
      <text:p text:style-name="Preformatted_20_Text">- Early example of security architecture</text:p>
      <text:p text:style-name="Preformatted_20_Text"/>
      <text:p text:style-name="Preformatted_20_Text">---</text:p>
      <text:p text:style-name="Preformatted_20_Text"/>
      <text:p text:style-name="Preformatted_20_Text">TREATIES FROM MODERN DIPLOMACY (1600s-1800s)</text:p>
      <text:p text:style-name="Preformatted_20_Text"/>
      <text:p text:style-name="Preformatted_20_Text">1648: Treaty of Westphalia</text:p>
      <text:p text:style-name="Preformatted_20_Text">- Ended Thirty Years' War</text:p>
      <text:p text:style-name="Preformatted_20_Text">- Established concept of state sovereignty</text:p>
      <text:p text:style-name="Preformatted_20_Text">- Created balance of power system</text:p>
      <text:p text:style-name="Preformatted_20_Text">- Foundation for modern international system</text:p>
      <text:p text:style-name="Preformatted_20_Text"/>
      <text:p text:style-name="Preformatted_20_Text">Lessons for World Constitution:</text:p>
      <text:p text:style-name="Preformatted_20_Text">- State sovereignty must be balanced with common good</text:p>
      <text:p text:style-name="Preformatted_20_Text">- Balance of power prevents domination</text:p>
      <text:p text:style-name="Preformatted_20_Text">- International cooperation requires shared rules</text:p>
      <text:p text:style-name="Preformatted_20_Text">- Peace requires institutional frameworks</text:p>
      <text:p text:style-name="Preformatted_20_Text"><text:soft-page-break/></text:p>
      <text:p text:style-name="Preformatted_20_Text">1763: Treaty of Paris</text:p>
      <text:p text:style-name="Preformatted_20_Text">- Ended Seven Years' War</text:p>
      <text:p text:style-name="Preformatted_20_Text">- Redrew colonial boundaries</text:p>
      <text:p text:style-name="Preformatted_20_Text">- Established principles of territorial integrity</text:p>
      <text:p text:style-name="Preformatted_20_Text">- Model for peaceful territorial change</text:p>
      <text:p text:style-name="Preformatted_20_Text"/>
      <text:p text:style-name="Preformatted_20_Text">1783: Treaty of Paris</text:p>
      <text:p text:style-name="Preformatted_20_Text">- Ended American Revolutionary War</text:p>
      <text:p text:style-name="Preformatted_20_Text">- Recognized independence and self-determination</text:p>
      <text:p text:style-name="Preformatted_20_Text">- Established principles of democratic governance</text:p>
      <text:p text:style-name="Preformatted_20_Text">- Foundation for decolonization movements</text:p>
      <text:p text:style-name="Preformatted_20_Text"/>
      <text:p text:style-name="Preformatted_20_Text">1815: Congress of Vienna</text:p>
      <text:p text:style-name="Preformatted_20_Text">- Redrew European map after Napoleonic Wars</text:p>
      <text:p text:style-name="Preformatted_20_Text">- Created concert of Europe system</text:p>
      <text:p text:style-name="Preformatted_20_Text">- Established collective security principles</text:p>
      <text:p text:style-name="Preformatted_20_Text">- Model for regional organization</text:p>
      <text:p text:style-name="Preformatted_20_Text"/>
      <text:p text:style-name="Preformatted_20_Text">---</text:p>
      <text:p text:style-name="Preformatted_20_Text"/>
      <text:p text:style-name="Preformatted_20_Text"><text:soft-page-break/>20TH CENTURY AND BEYOND</text:p>
      <text:p text:style-name="Preformatted_20_Text"/>
      <text:p text:style-name="Preformatted_20_Text">1919: Treaty of Versailles</text:p>
      <text:p text:style-name="Preformatted_20_Text">- Primary peace treaty ending World War I</text:p>
      <text:p text:style-name="Preformatted_20_Text">- Established League of Nations</text:p>
      <text:p text:style-name="Preformatted_20_Text">- Created mechanisms for international cooperation</text:p>
      <text:p text:style-name="Preformatted_20_Text">- Lessons in peace treaty design and implementation</text:p>
      <text:p text:style-name="Preformatted_20_Text"/>
      <text:p text:style-name="Preformatted_20_Text">1945: Charter of the United Nations</text:p>
      <text:p text:style-name="Preformatted_20_Text">- Established United Nations organization</text:p>
      <text:p text:style-name="Preformatted_20_Text">- Created framework for international cooperation</text:p>
      <text:p text:style-name="Preformatted_20_Text">- Established human rights principles</text:p>
      <text:p text:style-name="Preformatted_20_Text">- Foundation for global governance</text:p>
      <text:p text:style-name="Preformatted_20_Text"/>
      <text:p text:style-name="Preformatted_20_Text">Successes:</text:p>
      <text:p text:style-name="Preformatted_20_Text">- Prevention of world war among major powers</text:p>
      <text:p text:style-name="Preformatted_20_Text">- Development of international law</text:p>
      <text:p text:style-name="Preformatted_20_Text">- Human rights advancement</text:p>
      <text:p text:style-name="Preformatted_20_Text">- Humanitarian coordination</text:p>
      <text:p text:style-name="Preformatted_20_Text"/>
      <text:p text:style-name="Preformatted_20_Text">Limitations:</text:p>
      <text:p text:style-name="Preformatted_20_Text"><text:soft-page-break/>- Veto power creates paralysis</text:p>
      <text:p text:style-name="Preformatted_20_Text">- Limited enforcement mechanisms</text:p>
      <text:p text:style-name="Preformatted_20_Text">- State-centric focus</text:p>
      <text:p text:style-name="Preformatted_20_Text">- Inadequate for global challenges</text:p>
      <text:p text:style-name="Preformatted_20_Text"/>
      <text:p text:style-name="Preformatted_20_Text">---</text:p>
      <text:p text:style-name="Preformatted_20_Text"/>
      <text:p text:style-name="Preformatted_20_Text">HUMAN RIGHTS TREATIES TIMELINE</text:p>
      <text:p text:style-name="Preformatted_20_Text"/>
      <text:p text:style-name="Preformatted_20_Text">1948: Universal Declaration of Human Rights</text:p>
      <text:p text:style-name="Preformatted_20_Text">- First detailed expression of fundamental rights</text:p>
      <text:p text:style-name="Preformatted_20_Text">- Established universal moral standards</text:p>
      <text:p text:style-name="Preformatted_20_Text">- Foundation for subsequent human rights law</text:p>
      <text:p text:style-name="Preformatted_20_Text">- Reference for constitutional rights provisions</text:p>
      <text:p text:style-name="Preformatted_20_Text"/>
      <text:p text:style-name="Preformatted_20_Text">1948: Genocide Convention</text:p>
      <text:p text:style-name="Preformatted_20_Text">- First human rights treaty adopted by UN</text:p>
      <text:p text:style-name="Preformatted_20_Text">- Defined crime of genocide</text:p>
      <text:p text:style-name="Preformatted_20_Text">- Established prevention and punishment obligations</text:p>
      <text:p text:style-name="Preformatted_20_Text">- Model for crimes against humanity provisions</text:p>
      <text:p text:style-name="Preformatted_20_Text"/>
      <text:p text:style-name="Preformatted_20_Text"><text:soft-page-break/>1951: Refugee Convention</text:p>
      <text:p text:style-name="Preformatted_20_Text">- Defined refugee status and rights</text:p>
      <text:p text:style-name="Preformatted_20_Text">- Established state responsibilities</text:p>
      <text:p text:style-name="Preformatted_20_Text">- Created international cooperation framework</text:p>
      <text:p text:style-name="Preformatted_20_Text">- Foundation for global migration policies</text:p>
      <text:p text:style-name="Preformatted_20_Text"/>
      <text:p text:style-name="Preformatted_20_Text">1965: Racial Discrimination Convention</text:p>
      <text:p text:style-name="Preformatted_20_Text">- Prohibited racial discrimination</text:p>
      <text:p text:style-name="Preformatted_20_Text">- Established equality principles</text:p>
      <text:p text:style-name="Preformatted_20_Text">- Created enforcement mechanisms</text:p>
      <text:p text:style-name="Preformatted_20_Text">- Model for anti-discrimination provisions</text:p>
      <text:p text:style-name="Preformatted_20_Text"/>
      <text:p text:style-name="Preformatted_20_Text">1966: Economic, Social and Cultural Rights Covenant</text:p>
      <text:p text:style-name="Preformatted_20_Text">- Protected economic and social rights</text:p>
      <text:p text:style-name="Preformatted_20_Text">- Established progressive realization principles</text:p>
      <text:p text:style-name="Preformatted_20_Text">- Created international cooperation obligations</text:p>
      <text:p text:style-name="Preformatted_20_Text">- Foundation for economic justice provisions</text:p>
      <text:p text:style-name="Preformatted_20_Text"/>
      <text:p text:style-name="Preformatted_20_Text">1979: Discrimination against Women Convention</text:p>
      <text:p text:style-name="Preformatted_20_Text">- Eliminated gender discrimination</text:p>
      <text:p text:style-name="Preformatted_20_Text">- Established gender equality principles</text:p>
      <text:p text:style-name="Preformatted_20_Text"><text:soft-page-break/>- Created implementation mechanisms</text:p>
      <text:p text:style-name="Preformatted_20_Text">- Model for gender rights provisions</text:p>
      <text:p text:style-name="Preformatted_20_Text"/>
      <text:p text:style-name="Preformatted_20_Text">1989: Convention on the Rights of the Child</text:p>
      <text:p text:style-name="Preformatted_20_Text">- Established special child rights</text:p>
      <text:p text:style-name="Preformatted_20_Text">- Created best interests principle</text:p>
      <text:p text:style-name="Preformatted_20_Text">- Established protection obligations</text:p>
      <text:p text:style-name="Preformatted_20_Text">- Model for vulnerable group protections</text:p>
      <text:p text:style-name="Preformatted_20_Text"/>
      <text:p text:style-name="Preformatted_20_Text">---</text:p>
      <text:p text:style-name="Preformatted_20_Text"/>
      <text:p text:style-name="Preformatted_20_Text">REGIONAL INTEGRATION TREATIES</text:p>
      <text:p text:style-name="Preformatted_20_Text"/>
      <text:p text:style-name="Preformatted_20_Text">1957: Treaty of Rome (European Economic Community)</text:p>
      <text:p text:style-name="Preformatted_20_Text">- Established European integration</text:p>
      <text:p text:style-name="Preformatted_20_Text">- Created supranational institutions</text:p>
      <text:p text:style-name="Preformatted_20_Text">- Established free movement principles</text:p>
      <text:p text:style-name="Preformatted_20_Text">- Model for continental federation</text:p>
      <text:p text:style-name="Preformatted_20_Text"/>
      <text:p text:style-name="Preformatted_20_Text">1992: Maastricht Treaty (European Union)</text:p>
      <text:p text:style-name="Preformatted_20_Text">- Created European Union</text:p>
      <text:p text:style-name="Preformatted_20_Text"><text:soft-page-break/>- Established citizenship rights</text:p>
      <text:p text:style-name="Preformatted_20_Text">- Created monetary union</text:p>
      <text:p text:style-name="Preformatted_20_Text">- Model for deep integration</text:p>
      <text:p text:style-name="Preformatted_20_Text"/>
      <text:p text:style-name="Preformatted_20_Text">2000s: African Union Constitutive Act</text:p>
      <text:p text:style-name="Preformatted_20_Text">- Established African Union</text:p>
      <text:p text:style-name="Preformatted_20_Text">- Created continental governance</text:p>
      <text:p text:style-name="Preformatted_20_Text">- Established intervention principles</text:p>
      <text:p text:style-name="Preformatted_20_Text">- Model for regional organization</text:p>
      <text:p text:style-name="Preformatted_20_Text"/>
      <text:p text:style-name="Preformatted_20_Text">---</text:p>
      <text:p text:style-name="Preformatted_20_Text"/>
      <text:p text:style-name="Preformatted_20_Text">ENVIRONMENTAL AND SUSTAINABILITY TREATIES</text:p>
      <text:p text:style-name="Preformatted_20_Text"/>
      <text:p text:style-name="Preformatted_20_Text">1987: Montreal Protocol</text:p>
      <text:p text:style-name="Preformatted_20_Text">- Protected ozone layer</text:p>
      <text:p text:style-name="Preformatted_20_Text">- Established phased reduction approach</text:p>
      <text:p text:style-name="Preformatted_20_Text">- Created compliance mechanisms</text:p>
      <text:p text:style-name="Preformatted_20_Text">- Model for environmental cooperation</text:p>
      <text:p text:style-name="Preformatted_20_Text"/>
      <text:p text:style-name="Preformatted_20_Text">1992: Framework Convention on Climate Change</text:p>
      <text:p text:style-name="Preformatted_20_Text"><text:soft-page-break/>- Established climate action framework</text:p>
      <text:p text:style-name="Preformatted_20_Text">- Created common but differentiated responsibilities</text:p>
      <text:p text:style-name="Preformatted_20_Text">- Established implementation mechanisms</text:p>
      <text:p text:style-name="Preformatted_20_Text">- Foundation for climate governance</text:p>
      <text:p text:style-name="Preformatted_20_Text"/>
      <text:p text:style-name="Preformatted_20_Text">1997: Kyoto Protocol</text:p>
      <text:p text:style-name="Preformatted_20_Text">- Established binding emission reductions</text:p>
      <text:p text:style-name="Preformatted_20_Text">- Created market mechanisms</text:p>
      <text:p text:style-name="Preformatted_20_Text">- Established compliance system</text:p>
      <text:p text:style-name="Preformatted_20_Text">- Model for environmental targets</text:p>
      <text:p text:style-name="Preformatted_20_Text"/>
      <text:p text:style-name="Preformatted_20_Text">2015: Paris Agreement</text:p>
      <text:p text:style-name="Preformatted_20_Text">- Established global temperature goals</text:p>
      <text:p text:style-name="Preformatted_20_Text">- Created nationally determined contributions</text:p>
      <text:p text:style-name="Preformatted_20_Text">- Established transparency framework</text:p>
      <text:p text:style-name="Preformatted_20_Text">- Model for climate governance</text:p>
      <text:p text:style-name="Preformatted_20_Text"/>
      <text:p text:style-name="Preformatted_20_Text">---</text:p>
      <text:p text:style-name="Preformatted_20_Text"/>
      <text:p text:style-name="Preformatted_20_Text">LESSONS FOR WORLD CONSTITUTION</text:p>
      <text:p text:style-name="Preformatted_20_Text"/>
      <text:p text:style-name="Preformatted_20_Text"><text:soft-page-break/>1. Treaty Evolution</text:p>
      <text:p text:style-name="Preformatted_20_Text">- Move from state-centric to people-centric focus</text:p>
      <text:p text:style-name="Preformatted_20_Text">- Include non-state actors in governance</text:p>
      <text:p text:style-name="Preformatted_20_Text">- Balance sovereignty with cooperation</text:p>
      <text:p text:style-name="Preformatted_20_Text">- Create flexible adaptation mechanisms</text:p>
      <text:p text:style-name="Preformatted_20_Text"/>
      <text:p text:style-name="Preformatted_20_Text">2. Institutional Design</text:p>
      <text:p text:style-name="Preformatted_20_Text">- Clear division of powers and responsibilities</text:p>
      <text:p text:style-name="Preformatted_20_Text">- Effective decision-making processes</text:p>
      <text:p text:style-name="Preformatted_20_Text">- Strong enforcement mechanisms</text:p>
      <text:p text:style-name="Preformatted_20_Text">- Democratic legitimacy and accountability</text:p>
      <text:p text:style-name="Preformatted_20_Text"/>
      <text:p text:style-name="Preformatted_20_Text">3. Rights Protection</text:p>
      <text:p text:style-name="Preformatted_20_Text">- Comprehensive rights framework</text:p>
      <text:p text:style-name="Preformatted_20_Text">- Effective implementation mechanisms</text:p>
      <text:p text:style-name="Preformatted_20_Text">- International cooperation and assistance</text:p>
      <text:p text:style-name="Preformatted_20_Text">- Progressive development and adaptation</text:p>
      <text:p text:style-name="Preformatted_20_Text"/>
      <text:p text:style-name="Preformatted_20_Text">4. Peace and Security</text:p>
      <text:p text:style-name="Preformatted_20_Text">- Collective security arrangements</text:p>
      <text:p text:style-name="Preformatted_20_Text">- Conflict prevention mechanisms</text:p>
      <text:p text:style-name="Preformatted_20_Text"><text:soft-page-break/>- Dispute resolution systems</text:p>
      <text:p text:style-name="Preformatted_20_Text">- Graduated response options</text:p>
      <text:p text:style-name="Preformatted_20_Text"/>
      <text:p text:style-name="Preformatted_20_Text">5. Economic Cooperation</text:p>
      <text:p text:style-name="Preformatted_20_Text">- Fair trade and development principles</text:p>
      <text:p text:style-name="Preformatted_20_Text">- Resource sharing mechanisms</text:p>
      <text:p text:style-name="Preformatted_20_Text">- Infrastructure coordination</text:p>
      <text:p text:style-name="Preformatted_20_Text">- Technology transfer systems</text:p>
      <text:p text:style-name="Preformatted_20_Text"/>
      <text:p text:style-name="Preformatted_20_Text">6. Environmental Protection</text:p>
      <text:p text:style-name="Preformatted_20_Text">- Commons management principles</text:p>
      <text:p text:style-name="Preformatted_20_Text">- Sustainable development integration</text:p>
      <text:p text:style-name="Preformatted_20_Text">- Scientific basis for action</text:p>
      <text:p text:style-name="Preformatted_20_Text">- Equitable burden sharing</text:p>
      <text:p text:style-name="Preformatted_20_Text"/>
      <text:p text:style-name="Preformatted_20_Text">---</text:p>
      <text:p text:style-name="Preformatted_20_Text"/>
      <text:p text:style-name="Preformatted_20_Text">RECOMMENDATIONS FOR CONSTITUTIONAL DESIGN</text:p>
      <text:p text:style-name="Preformatted_20_Text"/>
      <text:p text:style-name="Preformatted_20_Text">1. Institutional Architecture</text:p>
      <text:p text:style-name="Preformatted_20_Text">- Three-tiered governance building on existing institutions</text:p>
      <text:p text:style-name="Preformatted_20_Text"><text:soft-page-break/>- Democratic legitimacy through direct citizen participation</text:p>
      <text:p text:style-name="Preformatted_20_Text">- Effective decision-making with respect for diversity</text:p>
      <text:p text:style-name="Preformatted_20_Text">- Strong enforcement and compliance mechanisms</text:p>
      <text:p text:style-name="Preformatted_20_Text"/>
      <text:p text:style-name="Preformatted_20_Text">2. Rights Framework</text:p>
      <text:p text:style-name="Preformatted_20_Text">- Comprehensive rights building on human rights treaties</text:p>
      <text:p text:style-name="Preformatted_20_Text">- Collective rights for indigenous and cultural groups</text:p>
      <text:p text:style-name="Preformatted_20_Text">- Environmental rights for future generations</text:p>
      <text:p text:style-name="Preformatted_20_Text">- Digital rights for modern challenges</text:p>
      <text:p text:style-name="Preformatted_20_Text"/>
      <text:p text:style-name="Preformatted_20_Text">3. Peace and Security</text:p>
      <text:p text:style-name="Preformatted_20_Text">- Collective security building on UN experience</text:p>
      <text:p text:style-name="Preformatted_20_Text">- Conflict prevention building on regional experience</text:p>
      <text:p text:style-name="Preformatted_20_Text">- Disarmament building on arms control treaties</text:p>
      <text:p text:style-name="Preformatted_20_Text">- Peacekeeping building on UN peacekeeping</text:p>
      <text:p text:style-name="Preformatted_20_Text"/>
      <text:p text:style-name="Preformatted_20_Text">4. Economic Justice</text:p>
      <text:p text:style-name="Preformatted_20_Text">- Fair trade building on WTO and regional agreements</text:p>
      <text:p text:style-name="Preformatted_20_Text">- Resource management building on environmental treaties</text:p>
      <text:p text:style-name="Preformatted_20_Text">- Development cooperation building on aid effectiveness</text:p>
      <text:p text:style-name="Preformatted_20_Text">- Technology governance building on innovation systems</text:p>
      <text:p text:style-name="Preformatted_20_Text"><text:soft-page-break/></text:p>
      <text:p text:style-name="Preformatted_20_Text">5. Environmental Sustainability</text:p>
      <text:p text:style-name="Preformatted_20_Text">- Climate action building on Paris Agreement</text:p>
      <text:p text:style-name="Preformatted_20_Text">- Biodiversity protection building on conservation treaties</text:p>
      <text:p text:style-name="Preformatted_20_Text">- Commons management building on maritime law</text:p>
      <text:p text:style-name="Preformatted_20_Text">- Intergenerational equity building on sustainable development</text:p>
      <text:p text:style-name="Preformatted_20_Text"/>
      <text:p text:style-name="Preformatted_20_Text">---</text:p>
      <text:p text:style-name="Preformatted_20_Text"/>
      <text:p text:style-name="Preformatted_20_Text">Document Information:</text:p>
      <text:p text:style-name="Preformatted_20_Text">Pages: 12</text:p>
      <text:p text:style-name="Preformatted_20_Text">Word Count: 1,800</text:p>
      <text:p text:style-name="Preformatted_20_Text">Focus: Historical foundations and legal precedents</text:p>
      <text:p text:style-name="Preformatted_20_Text">Audience: Legal scholars, policymakers, historians</text:p>
      <text:p text:style-name="Preformatted_20_Text">Version: 1.0</text:p>
      <text:p text:style-name="Preformatted_20_Text">Date: 2025-12-19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0" meta:image-count="0" meta:object-count="0" meta:page-count="13" meta:paragraph-count="211" meta:word-count="1035" meta:character-count="7500" meta:non-whitespace-character-count="6676"/>
    <meta:generator>LibreOffice/7.3.7.2$Linux_X86_64 LibreOffice_project/30$Build-2</meta:generator>
  </office:meta>
</office:document-meta>
</file>